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C3000002C3D0284ED00FC6BFA5.png" manifest:media-type="image/png"/>
  <manifest:file-entry manifest:full-path="Pictures/100018A100007C0600007C0683A313F4611B021A.svg" manifest:media-type="image/svg+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2.ttf" manifest:media-type="application/x-font-ttf"/>
  <manifest:file-entry manifest:full-path="Fonts/Font_Free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erif CJK SC Black" svg:font-family="'Noto Serif CJK SC Black'" style:font-family-generic="roman"/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P3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P4" style:family="paragraph" style:parent-style-name="Text_20_body">
      <style:text-properties officeooo:paragraph-rsid="0022b511"/>
    </style:style>
    <style:style style:name="P5" style:family="paragraph" style:parent-style-name="Table_20_Contents">
      <style:text-properties fo:color="#666666" loext:opacity="100%"/>
    </style:style>
    <style:style style:name="P6" style:family="paragraph" style:parent-style-name="Table_20_Contents">
      <style:text-properties fo:color="#666666" loext:opacity="100%" fo:font-size="10pt" fo:font-weight="bold" officeooo:rsid="001f1cd2" officeooo:paragraph-rsid="001f1cd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666666" loext:opacity="100%" fo:font-size="10pt" officeooo:rsid="00171331" officeooo:paragraph-rsid="00171331" style:font-size-asian="10pt" style:font-size-complex="10pt"/>
    </style:style>
    <style:style style:name="P8" style:family="paragraph" style:parent-style-name="Table_20_Contents">
      <style:text-properties officeooo:rsid="00171331" officeooo:paragraph-rsid="00171331"/>
    </style:style>
    <style:style style:name="P9" style:family="paragraph" style:parent-style-name="Title">
      <style:text-properties officeooo:rsid="001d8d92" officeooo:paragraph-rsid="001d8d92"/>
    </style:style>
    <style:style style:name="P10" style:family="paragraph" style:parent-style-name="Text_20_body">
      <style:text-properties officeooo:rsid="002286a7" officeooo:paragraph-rsid="0022b511"/>
    </style:style>
    <style:style style:name="T1" style:family="text">
      <style:text-properties officeooo:rsid="00157611"/>
    </style:style>
    <style:style style:name="T2" style:family="text">
      <style:text-properties fo:color="#666666" loext:opacity="100%" fo:font-size="10pt" style:font-size-asian="10pt" style:font-size-complex="10pt"/>
    </style:style>
    <style:style style:name="T3" style:family="text">
      <style:text-properties fo:color="#000080" loext:opacity="100%" fo:font-size="10pt" style:font-size-asian="10pt" style:font-size-complex="10pt"/>
    </style:style>
    <style:style style:name="T4" style:family="text">
      <style:text-properties officeooo:rsid="002286a7"/>
    </style:style>
    <style:style style:name="T5" style:family="text">
      <style:text-properties style:font-name="Noto Sans" fo:font-size="28pt" fo:font-weight="normal" officeooo:rsid="002286a7" style:font-name-asian="Noto Serif CJK SC Black" style:font-size-asian="28pt" style:font-weight-asian="bold" style:font-name-complex="FreeSans" style:font-size-complex="28pt" style:font-weight-complex="600"/>
    </style:style>
    <style:style style:name="T6" style:family="text">
      <style:text-properties fo:font-size="11pt" officeooo:rsid="002286a7" style:font-size-asian="11pt"/>
    </style:style>
    <style:style style:name="T7" style:family="text">
      <style:text-properties officeooo:rsid="0025e04a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P9">Monteur <text:span text:style-name="T5">Media</text:span> License</text:p>
      <text:p text:style-name="Text_20_body">Copyright 2021 ZORALab Enterprise &lt;tech@zoralab.com&gt;</text:p>
      <text:p text:style-name="P4"><text:span text:style-name="T4">Non-code assets such as but not limited to images, audio, videos, web and documentation content</text:span><text:span text:style-name="T6">s</text:span><text:span text:style-name="T4">, and multimedia presentations in any formats are </text:span><text:span text:style-name="T6">l</text:span><text:span text:style-name="T4">icensed under Monteur Media License.</text:span></text:p>
      <text:p text:style-name="P10">Unless required by applicable law or agreed to in writing, non-code assets are prohibited from being re-use, re-distribute, re-mixes, re-master, and of any <text:span text:style-name="T7">similar</text:span> actions. These Non-code assets are distributed "AS IS" BASIS, WITHOUT WARRANTIES OR CONDITIONS OF ANY KIND, either express or impli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erif CJK SC Black" svg:font-family="'Noto Serif CJK SC Black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erif CJK SC Black" style:font-family-asian="'Noto Serif CJK SC Black'" style:font-family-generic-asian="roman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style:contextual-spacing="false" fo:line-height="115%" fo:text-align="justify" style:justify-single-word="false" style:page-number="auto">
        <style:tab-stops/>
      </style:paragraph-properties>
    </style:style>
    <style:style style:name="List" style:family="paragraph" style:parent-style-name="Text_20_body" style:class="list" style:master-page-name="">
      <style:paragraph-properties style:page-number="auto">
        <style:tab-stops/>
      </style:paragraph-properties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1pt" style:font-name-asian="Noto Sans CJK SC Light" style:font-family-asian="'Noto Sans CJK SC Light'" style:font-family-generic-asian="swiss" style:font-size-asian="11pt" style:font-name-complex="FreeSans1" style:font-family-complex="FreeSans" style:font-family-generic-complex="swiss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25%" fo:font-weight="bold" style:font-size-asian="125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0mm" style:contextual-spacing="false" fo:padding="0mm" fo:border-left="none" fo:border-right="none" fo:border-top="0.4pt solid #808080" fo:border-bottom="none" text:number-lines="false" text:line-number="0" style:join-border="false"/>
      <style:text-properties fo:font-size="2pt" style:font-size-asian="2pt" style:font-size-complex="6pt"/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justify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prefix=" " style:num-suffix=" 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6.4mm"/>
    </style:style>
    <style:style style:name="Table4.B" style:family="table-column">
      <style:table-column-properties style:column-width="159.54mm"/>
    </style:style>
    <style:style style:name="Table4.A1" style:family="table-cell">
      <style:table-cell-properties fo:padding="0mm" fo:border="none" style:writing-mode="pag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MP3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MP4" style:family="paragraph" style:parent-style-name="Table_20_Contents">
      <style:text-properties fo:color="#666666" loext:opacity="100%"/>
    </style:style>
    <style:style style:name="MP5" style:family="paragraph" style:parent-style-name="Table_20_Contents">
      <style:text-properties fo:color="#666666" loext:opacity="100%" fo:font-size="10pt" fo:font-weight="bold" officeooo:rsid="001f1cd2" officeooo:paragraph-rsid="001f1cd2" style:font-size-asian="10pt" style:font-weight-asian="bold" style:font-size-complex="10pt" style:font-weight-complex="bold"/>
    </style:style>
    <style:style style:name="MP6" style:family="paragraph" style:parent-style-name="Table_20_Contents">
      <style:text-properties officeooo:rsid="00171331" officeooo:paragraph-rsid="00171331"/>
    </style:style>
    <style:style style:name="MP7" style:family="paragraph" style:parent-style-name="Table_20_Contents">
      <style:text-properties fo:color="#666666" loext:opacity="100%" fo:font-size="10pt" officeooo:rsid="00171331" officeooo:paragraph-rsid="00171331" style:font-size-asian="10pt" style:font-size-complex="10pt"/>
    </style:style>
    <style:style style:name="MT1" style:family="text">
      <style:text-properties officeooo:rsid="00157611"/>
    </style:style>
    <style:style style:name="MT2" style:family="text">
      <style:text-properties fo:color="#666666" loext:opacity="100%" fo:font-size="10pt" style:font-size-asian="10pt" style:font-size-complex="10pt"/>
    </style:style>
    <style:style style:name="MT3" style:family="text">
      <style:text-properties fo:color="#000080" loext:opacity="100%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Line94564449718256">
            <table:table-cell table:style-name="Table4.A1" office:value-type="string">
              <text:p text:style-name="MP4"><draw:frame draw:style-name="Mfr1" draw:name="Image2" text:anchor-type="as-char" svg:width="16mm" svg:height="16mm" draw:z-index="0"><draw:image xlink:href="Pictures/100018A100007C0600007C0683A313F4611B021A.svg" xlink:type="simple" xlink:show="embed" xlink:actuate="onLoad" draw:mime-type="image/svg+xml"/><draw:image xlink:href="Pictures/10000201000002C3000002C3D0284ED00FC6BFA5.png" xlink:type="simple" xlink:show="embed" xlink:actuate="onLoad" draw:mime-type="image/png"/></draw:frame></text:p>
            </table:table-cell>
            <table:table-cell table:style-name="Table4.A1" office:value-type="string">
              <text:p text:style-name="MP5">ZORALab Enterprise <text:span text:style-name="MT1">(</text:span>201603356108<text:span text:style-name="MT1">)</text:span></text:p>
              <text:p text:style-name="MP6"><text:span text:style-name="MT2">+60129815172 | </text:span><text:a xlink:type="simple" xlink:href="mailto:hello@zoralab.com" text:style-name="Internet_20_link" text:visited-style-name="Visited_20_Internet_20_Link"><text:span text:style-name="MT3">hello@zoralab.com</text:span></text:a></text:p>
              <text:p text:style-name="MP7">B-17-09, Green Park Residence, Jalan Green Park, 43300, Seri Kembangan, Malaysia</text:p>
            </table:table-cell>
          </table:table-row>
        </table:table>
        <text:p text:style-name="MP2"/>
      </style:header>
      <style:footer>
        <text:p text:style-name="Horizontal_20_Line"/>
        <text:p text:style-name="MP3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7:52:31.250614335</meta:creation-date>
    <dc:title>Monteur Media License</dc:title>
    <meta:generator>LibreOffice/7.0.4.2$Linux_X86_64 LibreOffice_project/00$Build-2</meta:generator>
    <meta:editing-duration>PT20M3S</meta:editing-duration>
    <meta:editing-cycles>10</meta:editing-cycles>
    <dc:subject>Monteur's Media License of Use</dc:subject>
    <meta:initial-creator>Kean Ho Chew</meta:initial-creator>
    <dc:date>2021-11-25T10:22:19.609997699</dc:date>
    <dc:creator>Kean Ho Chew</dc:creator>
    <meta:keyword>Monteur</meta:keyword>
    <meta:keyword>Media</meta:keyword>
    <meta:keyword>License</meta:keyword>
    <meta:document-statistic meta:table-count="1" meta:image-count="1" meta:object-count="0" meta:page-count="1" meta:paragraph-count="9" meta:word-count="100" meta:character-count="710" meta:non-whitespace-character-count="618"/>
    <meta:template xlink:type="simple" xlink:actuate="onRequest" xlink:title="ZORALab Letter Head" xlink:href="../../../../../datastore/templates/ZORALab/Letter%20Head.ott" meta:date="2021-11-25T07:52:28.849531751"/>
  </office:meta>
</office:document-meta>
</file>